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Times New Roman CE" svg:font-family="'Times New Roman CE'"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92436" officeooo:paragraph-rsid="00192436" style:font-weight-asian="bold" style:font-weight-complex="bold"/>
    </style:style>
    <style:style style:name="P2" style:family="paragraph" style:parent-style-name="Standard">
      <style:paragraph-properties fo:text-align="start" style:justify-single-word="false"/>
      <style:text-properties fo:font-weight="bold" officeooo:rsid="00192436" officeooo:paragraph-rsid="00192436" style:font-weight-asian="bold" style:font-weight-complex="bold"/>
    </style:style>
    <style:style style:name="P3" style:family="paragraph" style:parent-style-name="Standard">
      <style:paragraph-properties fo:text-align="start" style:justify-single-word="false"/>
      <style:text-properties fo:font-weight="bold" officeooo:rsid="001a1ec2" officeooo:paragraph-rsid="001a1ec2" style:font-weight-asian="bold" style:font-weight-complex="bold"/>
    </style:style>
    <style:style style:name="P4" style:family="paragraph" style:parent-style-name="Standard">
      <style:paragraph-properties fo:text-align="end" style:justify-single-word="false"/>
      <style:text-properties fo:font-weight="bold" officeooo:rsid="0020afe1" officeooo:paragraph-rsid="0020afe1" style:font-weight-asian="bold" style:font-weight-complex="bold"/>
    </style:style>
    <style:style style:name="P5" style:family="paragraph" style:parent-style-name="Standard">
      <style:paragraph-properties fo:text-align="start" style:justify-single-word="false"/>
      <style:text-properties fo:font-weight="normal" officeooo:rsid="001a1ec2" officeooo:paragraph-rsid="001a1ec2" style:font-weight-asian="normal" style:font-weight-complex="normal"/>
    </style:style>
    <style:style style:name="P6" style:family="paragraph" style:parent-style-name="Standard">
      <style:paragraph-properties fo:text-align="start" style:justify-single-word="false"/>
      <style:text-properties fo:font-weight="normal" officeooo:rsid="001a1ec2" officeooo:paragraph-rsid="001be259" style:font-weight-asian="normal" style:font-weight-complex="normal"/>
    </style:style>
    <style:style style:name="P7" style:family="paragraph" style:parent-style-name="Standard">
      <style:paragraph-properties fo:text-align="start" style:justify-single-word="false"/>
      <style:text-properties fo:font-weight="normal" officeooo:rsid="001a1ec2" officeooo:paragraph-rsid="001db526" style:font-weight-asian="normal" style:font-weight-complex="normal"/>
    </style:style>
    <style:style style:name="P8" style:family="paragraph" style:parent-style-name="Standard">
      <style:paragraph-properties fo:text-align="start" style:justify-single-word="false"/>
      <style:text-properties fo:font-weight="normal" officeooo:rsid="001f7391" officeooo:paragraph-rsid="001f7391" style:font-weight-asian="normal" style:font-weight-complex="normal"/>
    </style:style>
    <style:style style:name="P9" style:family="paragraph" style:parent-style-name="Standard">
      <style:paragraph-properties fo:text-align="start" style:justify-single-word="false"/>
      <style:text-properties fo:font-weight="normal" officeooo:rsid="002113e0" officeooo:paragraph-rsid="002113e0" style:font-weight-asian="normal" style:font-weight-complex="normal"/>
    </style:style>
    <style:style style:name="P10" style:family="paragraph" style:parent-style-name="Standard">
      <style:paragraph-properties fo:text-align="start" style:justify-single-word="false"/>
      <style:text-properties fo:font-weight="normal" officeooo:rsid="002113e0" officeooo:paragraph-rsid="002603ba" style:font-weight-asian="normal" style:font-weight-complex="normal"/>
    </style:style>
    <style:style style:name="P11" style:family="paragraph" style:parent-style-name="Standard">
      <style:paragraph-properties fo:text-align="center" style:justify-single-word="false"/>
      <style:text-properties fo:font-size="14pt" fo:font-weight="bold" officeooo:rsid="00192436"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340733" officeooo:paragraph-rsid="00340733"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2113e0" officeooo:paragraph-rsid="002113e0"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a1ec2" officeooo:paragraph-rsid="001a1ec2" style:font-weight-asian="normal" style:font-weight-complex="normal"/>
    </style:style>
    <style:style style:name="T1" style:family="text">
      <style:text-properties officeooo:rsid="001be259"/>
    </style:style>
    <style:style style:name="T2" style:family="text">
      <style:text-properties officeooo:rsid="001db526"/>
    </style:style>
    <style:style style:name="T3" style:family="text">
      <style:text-properties style:text-underline-style="solid" style:text-underline-width="auto" style:text-underline-color="font-color" officeooo:rsid="001be259"/>
    </style:style>
    <style:style style:name="T4" style:family="text">
      <style:text-properties style:text-underline-style="solid" style:text-underline-width="auto" style:text-underline-color="font-color" officeooo:rsid="001f7391"/>
    </style:style>
    <style:style style:name="T5" style:family="text">
      <style:text-properties fo:font-weight="bold" style:font-weight-asian="bold" style:font-weight-complex="bold"/>
    </style:style>
    <style:style style:name="T6" style:family="text">
      <style:text-properties fo:font-weight="bold" officeooo:rsid="0030775b" style:font-weight-asian="bold" style:font-weight-complex="bold"/>
    </style:style>
    <style:style style:name="T7" style:family="text">
      <style:text-properties fo:font-weight="bold" officeooo:rsid="003159da" style:font-weight-asian="bold" style:font-weight-complex="bold"/>
    </style:style>
    <style:style style:name="T8" style:family="text">
      <style:text-properties officeooo:rsid="00224a9a"/>
    </style:style>
    <style:style style:name="T9" style:family="text">
      <style:text-properties officeooo:rsid="0023b1a8"/>
    </style:style>
    <style:style style:name="T10" style:family="text">
      <style:text-properties officeooo:rsid="002603ba"/>
    </style:style>
    <style:style style:name="T11" style:family="text">
      <style:text-properties officeooo:rsid="0028bbfc"/>
    </style:style>
    <style:style style:name="T12" style:family="text">
      <style:text-properties officeooo:rsid="0028ff76"/>
    </style:style>
    <style:style style:name="T13" style:family="text">
      <style:text-properties officeooo:rsid="0029ec13"/>
    </style:style>
    <style:style style:name="T14" style:family="text">
      <style:text-properties style:font-name="Times New Roman" fo:font-size="11pt" fo:language="pt" fo:country="BR" officeooo:rsid="0029ec13" style:font-size-asian="11pt" style:language-asian="en" style:country-asian="US" style:font-name-complex="Times New Roman CE" style:font-size-complex="11pt" style:language-complex="ar" style:country-complex="SA"/>
    </style:style>
    <style:style style:name="T15" style:family="text">
      <style:text-properties style:font-name="Times New Roman" fo:font-size="11pt" fo:language="pt" fo:country="BR" officeooo:rsid="002dd289" style:font-size-asian="11pt" style:language-asian="en" style:country-asian="US" style:font-name-complex="Times New Roman CE" style:font-size-complex="11pt" style:language-complex="ar" style:country-complex="SA"/>
    </style:style>
    <style:style style:name="T16" style:family="text">
      <style:text-properties style:font-name="Times New Roman" fo:font-size="11pt" fo:language="pt" fo:country="BR" officeooo:rsid="002f31c6" style:font-size-asian="11pt" style:language-asian="en" style:country-asian="US" style:font-name-complex="Times New Roman CE" style:font-size-complex="11pt" style:language-complex="ar" style:country-complex="SA"/>
    </style:style>
    <style:style style:name="T17" style:family="text">
      <style:text-properties style:font-name="Times New Roman" fo:font-size="11pt" fo:language="pt" fo:country="BR" officeooo:rsid="002faaf9" style:font-size-asian="11pt" style:language-asian="en" style:country-asian="US" style:font-name-complex="Times New Roman CE" style:font-size-complex="11pt" style:language-complex="ar" style:country-complex="SA"/>
    </style:style>
    <style:style style:name="T18" style:family="text">
      <style:text-properties style:font-name="Times New Roman" fo:font-size="11pt" fo:language="pt" fo:country="BR" officeooo:rsid="00351ed8" style:font-size-asian="11pt" style:language-asian="en" style:country-asian="US" style:font-name-complex="Times New Roman CE" style:font-size-complex="11pt" style:language-complex="ar" style:country-complex="SA"/>
    </style:style>
    <style:style style:name="T19" style:family="text">
      <style:text-properties officeooo:rsid="0033c70b"/>
    </style:style>
    <style:style style:name="T20" style:family="text">
      <style:text-properties officeooo:rsid="00351e76"/>
    </style:style>
    <style:style style:name="T21" style:family="text">
      <style:text-properties officeooo:rsid="00351e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e Federal da Fronteira Sul</text:p>
      <text:p text:style-name="P12">Curso de Ciência da Computação</text:p>
      <text:p text:style-name="P11"/>
      <text:p text:style-name="P11">Relatório de aplicação desenvolvida com<text:span text:style-name="T20">o</text:span> trabalho 1 da disciplina de tópicos em desenvolvimento web.</text:p>
      <text:p text:style-name="P4">Prof: Andressa</text:p>
      <text:p text:style-name="P1"><text:span text:style-name="T20">Aluno:</text:span> Geovani Kostulski</text:p>
      <text:p text:style-name="P2"/>
      <text:p text:style-name="P3">Como executar:</text:p>
      <text:p text:style-name="P5"><text:tab/>As páginas desenvolvidas estão em formato php, divididas em partes para melhorar a organização do código bem como evitar a duplicidade de código.</text:p>
      <text:p text:style-name="P5"><text:tab/>É necessário então colocar a aplica<text:span text:style-name="T19">ç</text:span>ão dentro de um servidor local como o Xamp para windows <text:span text:style-name="T21">ou</text:span> Wamp para linux. Para o desenvolvimento usei o Xamp<text:span text:style-name="T2">p</text:span>.</text:p>
      <text:p text:style-name="P5"/>
      <text:p text:style-name="P14">Como instalar o Xamp:</text:p>
      <text:p text:style-name="P5"><text:tab/>Link: <text:a xlink:type="simple" xlink:href="http://pt.wikihow.com/Instalar-o-XAMPP-para-Windows">http://pt.wikihow.com/Instalar-o-XAMPP-para-Windows</text:a></text:p>
      <text:p text:style-name="P6"><text:tab/></text:p>
      <text:p text:style-name="P6"><text:tab/>Depois de instalar é necessário iniciar os serviços de apache e mysql, contudo a aplicação não usa banco de dados.</text:p>
      <text:p text:style-name="P5"/>
      <text:p text:style-name="P6"><text:tab/><text:span text:style-name="T1">Coloque a pasta com os arquivos desta aplicação dentro da pasta localdeinstalação/xampp/htdocs e acesse através através da url:</text:span></text:p>
      <text:p text:style-name="P6"><text:tab/><text:span text:style-name="T3">localhost/nome da pasta </text:span><text:span text:style-name="T4">com a aplicação</text:span></text:p>
      <text:p text:style-name="P7"><text:tab/><text:span text:style-name="T1">Isso chamará diretamente a index da aplicação.</text:span></text:p>
      <text:p text:style-name="P7"/>
      <text:p text:style-name="P8"><text:span text:style-name="T5">Aplicação – </text:span><text:span text:style-name="T6">Agência </text:span><text:span text:style-name="T7">E</text:span><text:span text:style-name="T6">nviar</text:span><text:span text:style-name="T5">:</text:span><text:line-break/><text:tab/>O sistema desenvolvido foi par uma agência que trabalha com envio de conteúdo para clientes de empresas. O principal meio de envio desse conteúdo é o sms.</text:p>
      <text:p text:style-name="P8"/>
      <text:p text:style-name="P13">Componentes da aplicação:</text:p>
      <text:p text:style-name="P10"><text:tab/>Para desenvolver o sistema da Agência Enviar, foi utilizado o framework bootstrap, combinado a uma folha de estilo criada por mim, uma folha de estilo da <text:span text:style-name="T10">w3schools</text:span>, uso de componentes java<text:span text:style-name="T21">S</text:span>cript, bem como d<text:span text:style-name="T8">a</text:span> biblioteca jquery.</text:p>
      <text:p text:style-name="P9"/>
      <text:p text:style-name="P9"><text:tab/><text:span text:style-name="T9">O sistema conta com 5 sessões principais que são: quem somos, nossas soluções, o blog da enviar, contato e a acessar minha conta, o sistema também possui 3 formulários.</text:span></text:p>
      <text:p text:style-name="P9"/>
      <text:p text:style-name="P9"><text:tab/><text:span text:style-name="T9">O layout faz uso de grids responsivos através do bootstrap para os 4 tamanhos de telas previstos. Em alguns casos como por exemplo a página contato o comportamento dos itens dentro da página foi alterado pelo uso de classes col e rows.</text:span></text:p>
      <text:p text:style-name="P9"/>
      <text:p text:style-name="P10"><text:tab/><text:span text:style-name="T10">O sistema faz uso de alguns componentes do bootstrap como formulário personalizado na página de contato, glyphicons no menu, botões por todo site, header abaixo do menu na index, thumbnail para descrever os produtos da empresa e media na página do blog. Foi usado também a classe w3-bar da w3schools junto de outras para criação do menu. O uso das classes da w3schools é meramente curiosidade em poder testar diferentes componentes atuando juntos. O sistema usa também alguns componentes do javaScript como alerts na tentativa de incentivar novos clientes a se cadastrarem no sistema e também scripts para chamada de componentes de acessibilidade. </text:span></text:p>
      <text:p text:style-name="P10"/>
      <text:p text:style-name="P10"><text:tab/><text:span text:style-name="T11">Todas as imagens usadas no site são responsivas e a imagem do header na index não aparece no modo impressão.</text:span></text:p>
      <text:p text:style-name="P10"><text:soft-page-break/></text:p>
      <text:p text:style-name="P10"><text:tab/><text:span text:style-name="T12">Todos os formulários existentes usam placeholders, autofocus, bem como validações de campos. Na página contato o formulário possui labels mas estes são visiveis apenas para leitores de tela.</text:span></text:p>
      <text:p text:style-name="P10"/>
      <text:p text:style-name="P10"><text:tab/><text:span text:style-name="T13">O sistema emprega também recurso de acessibilidade como o uso de landmark roles, alt em imagens para o texto alternativo sobre a imagem, tag main na index para demonstrar a leitores de tela qual é o principal conteúdo do sistema, </text:span><text:span text:style-name="T14">utilização de links descritivos, utilização adequada de cabeçalhos, uso de fildset e legend, labels relacionados com os respectivos ids dos campos, uso do atributo title e lang nas páginas </text:span><text:span text:style-name="T15">e uso de uma aplicação que transforma o texto em libras. Essa aplicação pode ser acionada sobre qualquer página através do botão azul que fica fixo no centro inferior da tela. </text:span><text:span text:style-name="T16">Após o acionamento da aplicação basta selecionar um texto e </text:span><text:span text:style-name="T18">a aplicação mostra o texto em</text:span><text:span text:style-name="T16"> linguagens de </text:span><text:span text:style-name="T17">sinai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Times New Roman CE" svg:font-family="'Times New Roman CE'"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9:41:10.190000000</meta:creation-date>
    <dc:date>2017-05-24T21:35:48.623000000</dc:date>
    <meta:editing-duration>PT1H42M23S</meta:editing-duration>
    <meta:editing-cycles>30</meta:editing-cycles>
    <meta:generator>LibreOffice/4.2.4.2$Windows_x86 LibreOffice_project/63150712c6d317d27ce2db16eb94c2f3d7b699f8</meta:generator>
    <meta:document-statistic meta:table-count="0" meta:image-count="0" meta:object-count="0" meta:page-count="2" meta:paragraph-count="24" meta:word-count="547" meta:character-count="3420" meta:non-whitespace-character-count="2878"/>
  </office:meta>
</office:document-meta>
</file>